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5c2" officeooo:paragraph-rsid="001065c2"/>
    </style:style>
    <style:style style:name="P2" style:family="paragraph" style:parent-style-name="Standard">
      <style:text-properties officeooo:rsid="00125001" officeooo:paragraph-rsid="00125001"/>
    </style:style>
    <style:style style:name="P3" style:family="paragraph" style:parent-style-name="Standard">
      <style:text-properties officeooo:rsid="001065c2" officeooo:paragraph-rsid="001065c2" fo:background-color="#d4ea6b"/>
    </style:style>
    <style:style style:name="P4" style:family="paragraph" style:parent-style-name="Standard">
      <style:text-properties officeooo:rsid="00125001" officeooo:paragraph-rsid="00125001" fo:background-color="#d4ea6b"/>
    </style:style>
    <style:style style:name="P5" style:family="paragraph" style:parent-style-name="Standard">
      <style:text-properties officeooo:rsid="00174320" officeooo:paragraph-rsid="00174320" fo:background-color="#d4ea6b"/>
    </style:style>
    <style:style style:name="P6" style:family="paragraph" style:parent-style-name="Standard">
      <style:text-properties officeooo:rsid="00125001" officeooo:paragraph-rsid="00125001" fo:background-color="#729fcf"/>
    </style:style>
    <style:style style:name="P7" style:family="paragraph" style:parent-style-name="Standard">
      <style:text-properties officeooo:rsid="00174320" officeooo:paragraph-rsid="00174320" fo:background-color="#729fcf"/>
    </style:style>
    <style:style style:name="P8" style:family="paragraph" style:parent-style-name="Standard">
      <style:text-properties officeooo:rsid="00125001" officeooo:paragraph-rsid="00125001" fo:background-color="#ff7b59"/>
    </style:style>
    <style:style style:name="P9" style:family="paragraph" style:parent-style-name="Standard">
      <style:text-properties officeooo:rsid="00174320" officeooo:paragraph-rsid="00174320" fo:background-color="#ff7b59"/>
    </style:style>
    <style:style style:name="P10" style:family="paragraph" style:parent-style-name="Subtitle">
      <style:text-properties officeooo:paragraph-rsid="00136493"/>
    </style:style>
    <style:style style:name="T1" style:family="text">
      <style:text-properties officeooo:rsid="00125001"/>
    </style:style>
    <style:style style:name="T2" style:family="text">
      <style:text-properties officeooo:rsid="0013348b"/>
    </style:style>
    <style:style style:name="T3" style:family="text">
      <style:text-properties officeooo:rsid="00136493"/>
    </style:style>
    <style:style style:name="T4" style:family="text">
      <style:text-properties officeooo:rsid="00156a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implied Development Log:</text:p>
      <text:p text:style-name="Subtitle">Jun 2022:</text:p>
      <text:p text:style-name="P3">-Created Aseprite File</text:p>
      <text:p text:style-name="P3">-Added KyoWalkReference for Walking Sprite</text:p>
      <text:p text:style-name="P3">-Created BATasks text file to keep track of progress (at first <text:span text:style-name="T4">necessary assets</text:span>)</text:p>
      <text:p text:style-name="P1">-Started with Proposal Documents (not project related)</text:p>
      <text:p text:style-name="Subtitle">Jul 2022:</text:p>
      <text:p text:style-name="P3">-Created Unity Project</text:p>
      <text:p text:style-name="P3">-Created Commands using Design Patterns</text:p>
      <text:p text:style-name="P3">-Created a Journal too keep track of programming and game design tasks (as I was going to take a break for the thesis)</text:p>
      <text:p text:style-name="P3">-<text:span text:style-name="T1">Created StateMachine</text:span></text:p>
      <text:p text:style-name="P3">-<text:span text:style-name="T1">Created Character script and attack script</text:span></text:p>
      <text:p text:style-name="Subtitle">Aug 2022:</text:p>
      <text:p text:style-name="P4">-Created Button behaviour to not use Unity Input system</text:p>
      <text:p text:style-name="P4">-Created Collision Physics and hitboxes.</text:p>
      <text:p text:style-name="P10">Sep 2022:</text:p>
      <text:p text:style-name="Text_20_body">-<text:span text:style-name="T3">Worked on Thesis</text:span> </text:p>
      <text:p text:style-name="P10">Oct 2022:</text:p>
      <text:p text:style-name="P2">-Worked on Thesis</text:p>
      <text:p text:style-name="P6">-Kept working on game physics</text:p>
      <text:p text:style-name="P6">-Created animations (remaking game model)</text:p>
      <text:p text:style-name="P6">-Start working on attack logic (reaction to attacks and performing attacks)</text:p>
      <text:p text:style-name="P6">-Framecap (wrong) at 60 FPS</text:p>
      <text:p text:style-name="P6">-Start using BATasks to keep track of whole development progress</text:p>
      <text:p text:style-name="P6">-Camera Follow</text:p>
      <text:p text:style-name="P6">-Created Hit reactions</text:p>
      <text:p text:style-name="P6">-UI elements (lifebars and timer)</text:p>
      <text:p text:style-name="P6">-Camera Zoom</text:p>
      <text:p text:style-name="P6">-Created hit push</text:p>
      <text:p text:style-name="P6">-Created Main Menu</text:p>
      <text:p text:style-name="Subtitle">Nov 2022:</text:p>
      <text:p text:style-name="P8">-Implemented Block</text:p>
      <text:p text:style-name="P8">-Created Heavy Attacks</text:p>
      <text:p text:style-name="P8">-Implemented Combos</text:p>
      <text:p text:style-name="Subtitle">Dec 2022:</text:p>
      <text:p text:style-name="P8">-Created AI</text:p>
      <text:p text:style-name="P8">-Implemented Background Image</text:p>
      <text:p text:style-name="P8">-Landing Recovery</text:p>
      <text:p text:style-name="P8">-High Low Attacks</text:p>
      <text:p text:style-name="P8">-<text:span text:style-name="T2">Implemented New Input System</text:span></text:p>
      <text:p text:style-name="P8"><text:soft-page-break/>-<text:span text:style-name="T2">Implemented Special Attacks</text:span></text:p>
      <text:p text:style-name="P8">-<text:span text:style-name="T2">Fixed Physics</text:span></text:p>
      <text:p text:style-name="P8">-<text:span text:style-name="T2">Created Grabs</text:span></text:p>
      <text:p text:style-name="P8">-<text:span text:style-name="T2">Added Hitstop</text:span></text:p>
      <text:p text:style-name="P8">-<text:span text:style-name="T2">Implemented Elemental Specials</text:span></text:p>
      <text:p text:style-name="Subtitle">Jan 2022:</text:p>
      <text:p text:style-name="P8">-<text:span text:style-name="T2">Implemented Character Select</text:span></text:p>
      <text:p text:style-name="P8">-<text:span text:style-name="T2">Implemented Sounds and Music</text:span></text:p>
      <text:p text:style-name="P8">-<text:span text:style-name="T2">Created Documentation file</text:span></text:p>
      <text:p text:style-name="P8"/>
      <text:p text:style-name="Subtitle">Legend:</text:p>
      <text:p text:style-name="P5">Fundation</text:p>
      <text:p text:style-name="P7">Core</text:p>
      <text:p text:style-name="P9">Expansion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86cc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12:43:56.738000000</meta:creation-date>
    <dc:date>2023-01-06T18:39:46.944000000</dc:date>
    <meta:editing-duration>PT4H21M10S</meta:editing-duration>
    <meta:editing-cycles>6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53" meta:word-count="207" meta:character-count="1398" meta:non-whitespace-character-count="1243"/>
  </office:meta>
</office:document-meta>
</file>